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395" officeooo:paragraph-rsid="001c4395"/>
    </style:style>
    <style:style style:name="P2" style:family="paragraph" style:parent-style-name="Standard">
      <style:text-properties officeooo:rsid="001c4395" officeooo:paragraph-rsid="001c4395"/>
    </style:style>
    <style:style style:name="P3" style:family="paragraph" style:parent-style-name="Standard">
      <style:text-properties officeooo:rsid="0020a078" officeooo:paragraph-rsid="0020a078"/>
    </style:style>
    <style:style style:name="P4" style:family="paragraph" style:parent-style-name="Standard">
      <style:paragraph-properties fo:text-align="center" style:justify-single-word="false"/>
      <style:text-properties officeooo:rsid="0020a078" officeooo:paragraph-rsid="0020a078"/>
    </style:style>
    <style:style style:name="P5" style:family="paragraph" style:parent-style-name="Standard">
      <style:paragraph-properties fo:text-align="start" style:justify-single-word="false"/>
      <style:text-properties officeooo:rsid="0020a078" officeooo:paragraph-rsid="0020a078"/>
    </style:style>
    <style:style style:name="P6" style:family="paragraph" style:parent-style-name="Standard">
      <style:paragraph-properties fo:text-align="start" style:justify-single-word="false"/>
      <style:text-properties officeooo:rsid="0020a078" officeooo:paragraph-rsid="00244dec"/>
    </style:style>
    <style:style style:name="P7" style:family="paragraph" style:parent-style-name="Standard">
      <style:paragraph-properties fo:text-align="start" style:justify-single-word="false"/>
      <style:text-properties officeooo:rsid="00244dec" officeooo:paragraph-rsid="00244dec"/>
    </style:style>
    <style:style style:name="P8" style:family="paragraph" style:parent-style-name="Standard">
      <style:paragraph-properties fo:text-align="start" style:justify-single-word="false"/>
      <style:text-properties officeooo:rsid="002583d3" officeooo:paragraph-rsid="002583d3"/>
    </style:style>
    <style:style style:name="P9" style:family="paragraph" style:parent-style-name="Standard">
      <style:paragraph-properties fo:text-align="start" style:justify-single-word="false"/>
      <style:text-properties officeooo:rsid="002604c7" officeooo:paragraph-rsid="002604c7"/>
    </style:style>
    <style:style style:name="P10" style:family="paragraph" style:parent-style-name="Standard">
      <style:paragraph-properties fo:text-align="start" style:justify-single-word="false"/>
      <style:text-properties officeooo:rsid="0027781f" officeooo:paragraph-rsid="0027781f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0a078" officeooo:paragraph-rsid="0020a0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4dec" officeooo:paragraph-rsid="00244de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583d3" officeooo:paragraph-rsid="002583d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7781f" officeooo:paragraph-rsid="0027781f" style:font-weight-asian="bold" style:font-weight-complex="bold"/>
    </style:style>
    <style:style style:name="T1" style:family="text">
      <style:text-properties officeooo:rsid="0022878e"/>
    </style:style>
    <style:style style:name="T2" style:family="text">
      <style:text-properties officeooo:rsid="00244dec"/>
    </style:style>
    <style:style style:name="T3" style:family="text">
      <style:text-properties officeooo:rsid="002583d3"/>
    </style:style>
    <style:style style:name="T4" style:family="text">
      <style:text-properties officeooo:rsid="002604c7"/>
    </style:style>
    <style:style style:name="T5" style:family="text">
      <style:text-properties officeooo:rsid="0027781f"/>
    </style:style>
    <style:style style:name="T6" style:family="text">
      <style:text-properties officeooo:rsid="00287cdb"/>
    </style:style>
    <style:style style:name="T7" style:family="text">
      <style:text-properties officeooo:rsid="0028a817"/>
    </style:style>
    <style:style style:name="T8" style:family="text">
      <style:text-properties fo:font-weight="normal" officeooo:rsid="0028a817" style:font-weight-asian="normal" style:font-weight-complex="normal"/>
    </style:style>
    <style:style style:name="T9" style:family="text">
      <style:text-properties fo:font-weight="normal" officeooo:rsid="002a346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хническое залдание Сайта</text:p>
      <text:p text:style-name="P4"><text:span text:style-name="T1">Структура</text:span> сайта</text:p>
      <text:p text:style-name="P5"/>
      <text:p text:style-name="P5"/>
      <text:p text:style-name="P11">1 Главная страница сайта</text:p>
      <text:p text:style-name="P5"/>
      <text:p text:style-name="P6"><text:tab/>На главном будет размещено название сайта и девиз сайта:</text:p>
      <text:p text:style-name="P6"><text:tab/>* далее ниже будет находиться navbar сайта,</text:p>
      <text:p text:style-name="P6"><text:tab/>* далее будет находиться слайдер с <text:span text:style-name="T5">главными <text:s/></text:span><text:span text:style-name="T7">дискуссиями</text:span>, </text:p>
      <text:p text:style-name="P6"><text:span text:style-name="T2"><text:tab/>* ниже будет находиться дискусии</text:span></text:p>
      <text:p text:style-name="P6"><text:tab/>* <text:span text:style-name="T2">самая нижняя часть – Футер</text:span></text:p>
      <text:p text:style-name="P6"/>
      <text:p text:style-name="P12">2 Описание навигационной <text:s/>рамки (navbar) </text:p>
      <text:p text:style-name="P7"/>
      <text:p text:style-name="P7"><text:tab/>* Первая кнопка – Главная</text:p>
      <text:p text:style-name="P7"><text:tab/>* Вторая кнопка – Регистрация</text:p>
      <text:p text:style-name="P7"><text:tab/>* Третья кнопка – Логин</text:p>
      <text:p text:style-name="P7"><text:tab/>* Четвертая кнопка – <text:span text:style-name="T3">Рубрики</text:span></text:p>
      <text:p text:style-name="P7"><text:tab/>* <text:span text:style-name="T3">Пятая кнопка – Предложения</text:span></text:p>
      <text:p text:style-name="P7"><text:tab/>* <text:span text:style-name="T4">Шестая кнопка – список делегатов</text:span></text:p>
      <text:p text:style-name="P7"/>
      <text:p text:style-name="P13">3 <text:span text:style-name="T4">Описание кнопок в навигационой рамке</text:span></text:p>
      <text:p text:style-name="P8"/>
      <text:p text:style-name="P9"><text:tab/>Главная кнопка – это ссылка на главную страницу</text:p>
      <text:p text:style-name="P9"><text:tab/>Регистрация – это ссылка для перехода страницы для регистрации</text:p>
      <text:p text:style-name="P9"><text:tab/>Логин – это ссылка для перехода аутентификации пользователя</text:p>
      <text:p text:style-name="P10"><text:tab/>Рубрики – это ссылка для перехода страницы где показвают определенные темы, <text:tab/><text:tab/><text:tab/>иницированными администрацией сайта</text:p>
      <text:p text:style-name="P10"><text:tab/>Список делегатов – для перехода страницы где показывает общую информацию о <text:tab/><text:tab/><text:tab/>делегатах</text:p>
      <text:p text:style-name="P10"/>
      <text:p text:style-name="P14">4 Описание <text:span text:style-name="T6">блока дискус</text:span><text:span text:style-name="T7">сий</text:span></text:p>
      <text:p text:style-name="P14"/>
      <text:p text:style-name="P14"><text:tab/><text:span text:style-name="T8">Дискуссии будут выражены в виде блока. После нажатия блока, пользователю откроется </text:span><text:span text:style-name="T9">отдельная страница для обсуждения определенной дискуссии. Страница для дискуссий будет выглядеть следующим образом:</text:span></text:p>
      <text:p text:style-name="P14"><text:span text:style-name="T9"><text:tab/></text:span></text:p>
      <text:p text:style-name="P14"><text:span text:style-name="T9"><text:tab/>Нзавние дискусий</text:span></text:p>
      <text:p text:style-name="P14"><text:span text:style-name="T9"><text:tab/>Текст дискуссий</text:span></text:p>
      <text:p text:style-name="P14"><text:span text:style-name="T9"><text:tab/>Место для оставление комментарий</text:span></text:p>
      <text:p text:style-name="P14"><text:span text:style-name="T9"><text:tab/>Слот комментарий </text:span></text:p>
      <text:p text:style-name="P14"><text:span text:style-name="T9"><text:tab/></text:span></text:p>
      <text:p text:style-name="P14"><text:span text:style-name="T9"><text:tab/></text:span></text:p>
      <text:p text:style-name="P14"><text:span text:style-name="T9"><text:tab/></text:span></text:p>
      <text:p text:style-name="P10"/>
      <text:p text:style-name="P10"/>
      <text:p text:style-name="P10"/>
      <text:p text:style-name="P10"/>
      <text:p text:style-name="P8"/>
      <text:p text:style-name="P1"/>
      <text:p text:style-name="P1"/>
      <text:p text:style-name="P1"/>
      <text:p text:style-name="P1"><text:soft-page-break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5:30:36.013865212</meta:creation-date>
    <dc:date>2023-01-26T16:38:51.145292305</dc:date>
    <meta:editing-duration>PT3H4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163" meta:character-count="1226" meta:non-whitespace-character-count="1042"/>
  </office:meta>
</office:document-meta>
</file>